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b5f4a" officeooo:paragraph-rsid="001b5f4a"/>
    </style:style>
    <style:style style:name="P2" style:family="paragraph" style:parent-style-name="Text_20_body">
      <style:text-properties officeooo:rsid="001b5f4a" officeooo:paragraph-rsid="001b5f4a"/>
    </style:style>
    <style:style style:name="P3" style:family="paragraph" style:parent-style-name="Text_20_body">
      <style:text-properties officeooo:paragraph-rsid="001ffbe8"/>
    </style:style>
    <style:style style:name="P4" style:family="paragraph" style:parent-style-name="Text_20_body">
      <style:text-properties officeooo:rsid="001ffbe8" officeooo:paragraph-rsid="001ffbe8"/>
    </style:style>
    <style:style style:name="P5" style:family="paragraph" style:parent-style-name="Text_20_body">
      <style:text-properties fo:font-weight="bold" officeooo:rsid="001cad10" officeooo:paragraph-rsid="001cad10" style:font-weight-asian="bold" style:font-weight-complex="bold"/>
    </style:style>
    <style:style style:name="P6" style:family="paragraph" style:parent-style-name="Text_20_body">
      <style:text-properties officeooo:paragraph-rsid="0020587a"/>
    </style:style>
    <style:style style:name="P7" style:family="paragraph" style:parent-style-name="Text_20_body">
      <style:text-properties officeooo:rsid="001cad10" officeooo:paragraph-rsid="001ffbe8"/>
    </style:style>
    <style:style style:name="P8" style:family="paragraph" style:parent-style-name="Title">
      <style:text-properties officeooo:rsid="001b5f4a" officeooo:paragraph-rsid="001b5f4a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officeooo:rsid="001b5f4a"/>
    </style:style>
    <style:style style:name="T2" style:family="text">
      <style:text-properties officeooo:rsid="001cad1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5f4a" style:font-weight-asian="bold" style:font-weight-complex="bold"/>
    </style:style>
    <style:style style:name="T5" style:family="text">
      <style:text-properties fo:font-weight="bold" officeooo:rsid="001ffbe8" style:font-weight-asian="bold" style:font-weight-complex="bold"/>
    </style:style>
    <style:style style:name="T6" style:family="text">
      <style:text-properties fo:font-weight="bold" officeooo:rsid="0020587a" style:font-weight-asian="bold" style:font-weight-complex="bold"/>
    </style:style>
    <style:style style:name="T7" style:family="text">
      <style:text-properties fo:font-weight="bold" officeooo:rsid="0020e9f9" style:font-weight-asian="bold" style:font-weight-complex="bold"/>
    </style:style>
    <style:style style:name="T8" style:family="text">
      <style:text-properties fo:font-weight="bold" officeooo:rsid="00222643" style:font-weight-asian="bold" style:font-weight-complex="bold"/>
    </style:style>
    <style:style style:name="T9" style:family="text">
      <style:text-properties fo:font-style="italic" officeooo:rsid="001cad10" style:font-style-asian="italic" style:font-style-complex="italic"/>
    </style:style>
    <style:style style:name="T10" style:family="text">
      <style:text-properties officeooo:rsid="001ffbe8"/>
    </style:style>
    <style:style style:name="T11" style:family="text">
      <style:text-properties officeooo:rsid="0023b0ec"/>
    </style:style>
    <style:style style:name="T12" style:family="text">
      <style:text-properties fo:color="#008000" fo:font-size="10pt" style:font-size-asian="10pt" style:font-size-complex="10pt"/>
    </style:style>
    <style:style style:name="T13" style:family="text">
      <style:text-properties fo:color="#000000" fo:font-size="10pt" style:font-size-asian="10pt" style:font-size-complex="10pt"/>
    </style:style>
    <style:style style:name="T14" style:family="text">
      <style:text-properties fo:color="#19177c" fo:font-size="10pt" style:font-size-asian="10pt" style:font-size-complex="10pt"/>
    </style:style>
    <style:style style:name="T15" style:family="text">
      <style:text-properties fo:color="#666666" fo:font-size="10pt" style:font-size-asian="10pt" style:font-size-complex="10pt"/>
    </style:style>
    <style:style style:name="T16" style:family="text">
      <style:text-properties fo:color="#ba2121" fo:font-size="10pt" style:font-size-asian="10pt" style:font-size-complex="10pt"/>
    </style:style>
    <style:style style:name="T17" style:family="text">
      <style:text-properties fo:color="#408080" fo:font-size="10pt" style:font-size-asian="10pt" style:font-size-complex="10pt"/>
    </style:style>
    <style:style style:name="T18" style:family="text">
      <style:text-properties fo:color="#d2413a" fo:font-size="10pt" style:font-size-asian="10pt" style:font-size-complex="10pt"/>
    </style:style>
    <style:style style:name="T19" style:family="text">
      <style:text-properties fo:color="#bb6622" fo:font-size="10pt" style:font-size-asian="10pt" style:font-size-complex="10pt"/>
    </style:style>
    <style:style style:name="T20" style:family="text">
      <style:text-properties fo:color="#aa22ff"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3.0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7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undamentos de Algoritmos</text:p>
      <text:p text:style-name="P1">Universidad Torcuato Di Tella</text:p>
      <text:p text:style-name="Subtitle"><text:tab/><text:span text:style-name="T1">TP 2</text:span></text:p>
      <text:p text:style-name="P2"/>
      <text:p text:style-name="P2">4) <text:span text:style-name="T3">Se analiza complejidad algoritmica del programa localizar.py (ej2):</text:span></text:p>
      <text:p text:style-name="P2"><draw:frame text:anchor-type="paragraph" draw:z-index="0" draw:name="Shape1" draw:style-name="gr2" draw:text-style-name="P9" svg:width="6.5622in" svg:height="1.7579in" svg:x="0.0374in" svg:y="0.0146in"><draw:text-box><text:p><text:span text:style-name="T12">if</text:span><text:span text:style-name="T13"> </text:span><text:span text:style-name="T14">__name__</text:span><text:span text:style-name="T13"> </text:span><text:span text:style-name="T15">==</text:span><text:span text:style-name="T13"> </text:span><text:span text:style-name="T16">'__main__'</text:span><text:span text:style-name="T13">:</text:span></text:p><text:p><text:span text:style-name="T13"><text:s text:c="4"/></text:span><text:span text:style-name="T12">try</text:span><text:span text:style-name="T13">:</text:span></text:p><text:p><text:span text:style-name="T13"><text:s text:c="8"/></text:span><text:span text:style-name="T13">FILENAME </text:span><text:span text:style-name="T15">=</text:span><text:span text:style-name="T13"> FOLDER </text:span><text:span text:style-name="T15">+</text:span><text:span text:style-name="T13"> sys</text:span><text:span text:style-name="T15">.</text:span><text:span text:style-name="T13">argv[</text:span><text:span text:style-name="T15">1</text:span><text:span text:style-name="T13">]</text:span><text:span text:style-name="T13"><text:tab/></text:span><text:span text:style-name="T13"><text:tab/></text:span><text:span text:style-name="T13"><text:tab/></text:span><text:span text:style-name="T13"><text:tab/></text:span><text:span text:style-name="T17"># O(1)</text:span></text:p><text:p><text:span text:style-name="T13"><text:s text:c="8"/></text:span><text:span text:style-name="T13">LATITUD </text:span><text:span text:style-name="T15">=</text:span><text:span text:style-name="T13"> </text:span><text:span text:style-name="T12">float</text:span><text:span text:style-name="T13">(sys</text:span><text:span text:style-name="T15">.</text:span><text:span text:style-name="T13">argv[</text:span><text:span text:style-name="T15">2</text:span><text:span text:style-name="T13">])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7"># O(1)</text:span></text:p><text:p><text:span text:style-name="T13"><text:s text:c="8"/></text:span><text:span text:style-name="T13">LONGITUD </text:span><text:span text:style-name="T15">=</text:span><text:span text:style-name="T13"> </text:span><text:span text:style-name="T12">float</text:span><text:span text:style-name="T13">(sys</text:span><text:span text:style-name="T15">.</text:span><text:span text:style-name="T13">argv[</text:span><text:span text:style-name="T15">3</text:span><text:span text:style-name="T13">])</text:span><text:span text:style-name="T13"><text:tab/></text:span><text:span text:style-name="T13"><text:tab/></text:span><text:span text:style-name="T13"><text:tab/></text:span><text:span text:style-name="T13"><text:tab/></text:span><text:span text:style-name="T17"># O(1)</text:span></text:p><text:p><text:span text:style-name="T13"><text:s text:c="4"/></text:span><text:span text:style-name="T12">except</text:span><text:span text:style-name="T13"> </text:span><text:span text:style-name="T18">Exception</text:span><text:span text:style-name="T13"> </text:span><text:span text:style-name="T12">as</text:span><text:span text:style-name="T13"> e:</text:span></text:p><text:p><text:span text:style-name="T13"><text:s text:c="8"/></text:span><text:span text:style-name="T12">print</text:span><text:span text:style-name="T13">(</text:span><text:span text:style-name="T16">'Los parametros &lt;FILENAME&gt; &lt;LATITUD&gt; &lt;LONGITUD&gt; no fueron ingresados correctamente. </text:span><text:span text:style-name="T19">\n</text:span><text:span text:style-name="T16">'</text:span><text:span text:style-name="T13"> </text:span><text:span text:style-name="T15">+</text:span><text:span text:style-name="T13"> </text:span><text:span text:style-name="T12">str</text:span><text:span text:style-name="T13">(e))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7"># O(1)</text:span></text:p><text:p><text:span text:style-name="T13"><text:s text:c="4"/></text:span><text:span text:style-name="T13">dependencias </text:span><text:span text:style-name="T15">=</text:span><text:span text:style-name="T13"> abrir_archivo(FILENAME)</text:span><text:span text:style-name="T13"><text:tab/></text:span><text:span text:style-name="T13"><text:tab/></text:span><text:span text:style-name="T13"><text:tab/></text:span><text:span text:style-name="T17"># <text:s/>O(2*N)</text:span></text:p><text:p><text:span text:style-name="T13"><text:s text:c="4"/></text:span><text:span text:style-name="T12">print</text:span><text:span text:style-name="T13">(localizar_dj(dependencias, LATITUD, LONGITUD))</text:span><text:span text:style-name="T13"><text:tab/></text:span><text:span text:style-name="T13"><text:tab/></text:span><text:span text:style-name="T17"># <text:s/>O(N)</text:span></text:p><text:p><text:span text:style-name="T13"/></text:p></draw:text-box></draw:frame></text:p>
      <text:p text:style-name="P2"/>
      <text:p text:style-name="P2"/>
      <text:p text:style-name="P2"/>
      <text:p text:style-name="P2"/>
      <text:p text:style-name="P3"/>
      <text:p text:style-name="P7">El analisis de complejidad de las funciones abrir_archivo() y localizar_dj() se encuentra en el codigo fuente del trabajo. <text:s/></text:p>
      <text:p text:style-name="P6"><text:span text:style-name="T2">La funcion abrir_archivo() realiza limpieza de header previa a la creacion de la lista final con objetos DependenciaJudicial() haciendo dos iteraciones sobre las dependencias. Estrictamente el orden es O(len(dependencias)+1 + len(dependencias)) ya que en la segunda iteración se remueve una línea (header). </text:span><text:span text:style-name="T9">Siendo len(departamentos) = M</text:span><text:span text:style-name="T2"> y </text:span><text:span text:style-name="T9">len(dependencias judiciales) = N</text:span></text:p>
      <text:p text:style-name="P4">Contemplando el orden mas alto de complejidad, el orden es: <text:span text:style-name="T3">O(2*</text:span><text:span text:style-name="T6">N</text:span><text:span text:style-name="T3">)</text:span></text:p>
      <text:p text:style-name="P3"><text:span text:style-name="T4">Se analiza complejidad algoritmica del programa d</text:span><text:span text:style-name="T5">epartamentos_judiciales</text:span><text:span text:style-name="T4">.py (ej</text:span><text:span text:style-name="T5">3</text:span><text:span text:style-name="T4">):</text:span></text:p>
      <text:p text:style-name="P5"><draw:frame text:anchor-type="paragraph" draw:z-index="1" draw:name="Shape1" draw:style-name="gr1" draw:text-style-name="P9" svg:width="6.5622in" svg:height="3.0425in" svg:x="0.0374in" svg:y="0.0291in"><draw:text-box><text:p><text:span text:style-name="T12">if</text:span><text:span text:style-name="T13"> </text:span><text:span text:style-name="T14">__name__</text:span><text:span text:style-name="T13"> </text:span><text:span text:style-name="T15">==</text:span><text:span text:style-name="T13"> </text:span><text:span text:style-name="T16">'__main__'</text:span><text:span text:style-name="T13">:</text:span></text:p><text:p><text:span text:style-name="T13"><text:s text:c="4"/></text:span><text:span text:style-name="T12">try</text:span><text:span text:style-name="T13">:</text:span></text:p><text:p><text:span text:style-name="T13"><text:s text:c="8"/></text:span><text:span text:style-name="T13">SRC_FILENAME </text:span><text:span text:style-name="T15">=</text:span><text:span text:style-name="T13"> FOLDER </text:span><text:span text:style-name="T15">+</text:span><text:span text:style-name="T13"> sys</text:span><text:span text:style-name="T15">.</text:span><text:span text:style-name="T13">argv[</text:span><text:span text:style-name="T15">1</text:span><text:span text:style-name="T13">]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7"># O(1)</text:span></text:p><text:p><text:span text:style-name="T13"><text:s text:c="8"/></text:span><text:span text:style-name="T13">DST_FILENAME </text:span><text:span text:style-name="T15">=</text:span><text:span text:style-name="T13"> FOLDER </text:span><text:span text:style-name="T15">+</text:span><text:span text:style-name="T13"> sys</text:span><text:span text:style-name="T15">.</text:span><text:span text:style-name="T13">argv[</text:span><text:span text:style-name="T15">2</text:span><text:span text:style-name="T13">]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7"># O(1)</text:span></text:p><text:p><text:span text:style-name="T13"><text:s text:c="4"/></text:span><text:span text:style-name="T12">except</text:span><text:span text:style-name="T13"> </text:span><text:span text:style-name="T18">Exception</text:span><text:span text:style-name="T13"> </text:span><text:span text:style-name="T12">as</text:span><text:span text:style-name="T13"> e:</text:span></text:p><text:p><text:span text:style-name="T13"><text:s text:c="8"/></text:span><text:span text:style-name="T12">print</text:span><text:span text:style-name="T13">(</text:span><text:span text:style-name="T16">'Los parametros &lt;SRC FILENAME&gt; &lt;DST LATITUD&gt; no fueron ingresados correctamente. </text:span><text:span text:style-name="T19">\n</text:span><text:span text:style-name="T16">'</text:span><text:span text:style-name="T13"> </text:span><text:span text:style-name="T15">+</text:span><text:span text:style-name="T13"> </text:span><text:span text:style-name="T12">str</text:span><text:span text:style-name="T13">(e))</text:span></text:p>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7"># O(1)</text:span></text:p><text:p><text:span text:style-name="T13"><text:s text:c="4"/></text:span><text:span text:style-name="T13">dependencias </text:span><text:span text:style-name="T15">=</text:span><text:span text:style-name="T13"> abrir_archivo(SRC_FILENAME)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7"># O(2*N)</text:span></text:p><text:p><text:span text:style-name="T13"><text:s text:c="4"/></text:span><text:span text:style-name="T13">dependencias_formateadas </text:span><text:span text:style-name="T15">=</text:span><text:span text:style-name="T13"> formatear(dependencias)</text:span><text:span text:style-name="T13"><text:tab/></text:span><text:span text:style-name="T13"><text:tab/></text:span><text:span text:style-name="T17"># O(len(departamentos)*len(dependencias))</text:span></text:p><text:p><text:span text:style-name="T13"><text:s text:c="4"/></text:span><text:span text:style-name="T17"># Ordenamos departamentos (llaves del diccionario que devuelve funcion formatear)</text:span></text:p><text:p><text:span text:style-name="T13"><text:s text:c="4"/></text:span><text:span text:style-name="T13">departamentos_ordenados </text:span><text:span text:style-name="T15">=</text:span><text:span text:style-name="T13"> </text:span><text:span text:style-name="T12">sorted</text:span><text:span text:style-name="T13">(dependencias_formateadas</text:span><text:span text:style-name="T15">.</text:span><text:span text:style-name="T13">keys())</text:span><text:span text:style-name="T13"><text:tab/></text:span><text:span text:style-name="T13"><text:tab/></text:span><text:span text:style-name="T17"># O(M*(log(M))</text:span></text:p><text:p><text:span text:style-name="T13"><text:s text:c="4"/></text:span><text:span text:style-name="T17"># Ordenamos las dependencias de todos los departamentos </text:span></text:p><text:p><text:span text:style-name="T13"><text:s text:c="4"/></text:span><text:span text:style-name="T12">for</text:span><text:span text:style-name="T13"> departamento, dependencias </text:span><text:span text:style-name="T20">in</text:span><text:span text:style-name="T13"> dependencias_formateadas</text:span><text:span text:style-name="T15">.</text:span><text:span text:style-name="T13">items():</text:span><text:span text:style-name="T13"><text:tab/></text:span><text:span text:style-name="T13"><text:tab/></text:span><text:span text:style-name="T17"># O(M*(N*log(N)))</text:span></text:p><text:p><text:span text:style-name="T13"><text:s text:c="8"/></text:span><text:span text:style-name="T17"># Suponemos como peor caso deben ordenarse M deparamentos</text:span></text:p><text:p><text:span text:style-name="T13"><text:s text:c="8"/></text:span><text:span text:style-name="T17"># bubble_sort(dependencias_formateadas[departamento])</text:span><text:span text:style-name="T17"><text:tab/></text:span><text:span text:style-name="T17"><text:tab/></text:span><text:span text:style-name="T17"><text:tab/></text:span><text:span text:style-name="T17"><text:tab/></text:span><text:span text:style-name="T17"># O(N^2)</text:span></text:p><text:p><text:span text:style-name="T13"><text:s text:c="8"/></text:span><text:span text:style-name="T13">dependencias_formateadas[departamento] = </text:span><text:span text:style-name="T12">sorted</text:span><text:span text:style-name="T13">(dependencias_formateadas[departamento]) <text:s text:c="55"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13"/></text:span><text:span text:style-name="T17"># O(N*log(N))</text:span></text:p><text:p><text:span text:style-name="T13"><text:s text:c="4"/></text:span><text:span text:style-name="T17"># Guardamos los datos en el formato y orden requerido </text:span></text:p><text:p><text:span text:style-name="T13"><text:s text:c="4"/></text:span><text:span text:style-name="T13">guardar_dependencias(departamentos_ordenados, dependencias_formateadas, DST_FILENAME)</text:span><text:span text:style-name="T17"># O(N*M)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El analisis de <text:s/>complejidad de las funciones utilizadas se enc<text:span text:style-name="T11">u</text:span>entra en el codigo fuente.</text:p>
      <text:p text:style-name="P3"><text:span text:style-name="T10">Contemplando el orden mas alto de complejidad, el orden es: </text:span><text:span text:style-name="T5">O(</text:span><text:span text:style-name="T7">M*(</text:span><text:span text:style-name="T8">N*log(N)</text:span><text:span text:style-name="T7">)</text:span><text:span text:style-name="T5">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3T15:46:41.663357084</meta:creation-date>
    <dc:date>2020-05-13T12:16:33.259099241</dc:date>
    <meta:editing-duration>PT27M39S</meta:editing-duration>
    <meta:editing-cycles>6</meta:editing-cycles>
    <meta:generator>LibreOffice/6.3.5.2$Linux_X86_64 LibreOffice_project/30$Build-2</meta:generator>
    <meta:document-statistic meta:table-count="0" meta:image-count="0" meta:object-count="0" meta:page-count="1" meta:paragraph-count="10" meta:word-count="131" meta:character-count="936" meta:non-whitespace-character-count="811"/>
  </office:meta>
</office:document-meta>
</file>